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12/2021</text:span></text:p>
      <text:p text:style-name="P9"/>
      <text:p text:style-name="P10">RECIBI CONFORME</text:p>
      <text:p text:style-name="P9"/>
      <text:p text:style-name="P11">CLIENTE: PEDRAZA RIVERA NORIA FIOREL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PEDRAZA RIVERA NORIA FIORE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2T22:28:0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